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4.4792in" style:rel-column-width="26916*"/>
    </style:style>
    <style:style style:name="Table2.B" style:family="table-column">
      <style:table-column-properties style:column-width="1.9375in" style:rel-column-width="11643*"/>
    </style:style>
    <style:style style:name="Table2.C" style:family="table-column">
      <style:table-column-properties style:column-width="4.4889in" style:rel-column-width="26976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9056in" table:align="margins"/>
    </style:style>
    <style:style style:name="Table3.A" style:family="table-column">
      <style:table-column-properties style:column-width="0.3528in" style:rel-column-width="2119*"/>
    </style:style>
    <style:style style:name="Table3.B" style:family="table-column">
      <style:table-column-properties style:column-width="2.5in" style:rel-column-width="15023*"/>
    </style:style>
    <style:style style:name="Table3.C" style:family="table-column">
      <style:table-column-properties style:column-width="0.7514in" style:rel-column-width="4515*"/>
    </style:style>
    <style:style style:name="Table3.D" style:family="table-column">
      <style:table-column-properties style:column-width="3.1875in" style:rel-column-width="19154*"/>
    </style:style>
    <style:style style:name="Table3.E" style:family="table-column">
      <style:table-column-properties style:column-width="0.5in" style:rel-column-width="3004*"/>
    </style:style>
    <style:style style:name="Table3.G" style:family="table-column">
      <style:table-column-properties style:column-width="1.5in" style:rel-column-width="9013*"/>
    </style:style>
    <style:style style:name="Table3.H" style:family="table-column">
      <style:table-column-properties style:column-width="1.6146in" style:rel-column-width="9703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999999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9056in" table:align="margins"/>
    </style:style>
    <style:style style:name="Table4.A" style:family="table-column">
      <style:table-column-properties style:column-width="0.4167in" style:rel-column-width="2503*"/>
    </style:style>
    <style:style style:name="Table4.B" style:family="table-column">
      <style:table-column-properties style:column-width="10.4889in" style:rel-column-width="63032*"/>
    </style:style>
    <style:style style:name="Table4.A1" style:family="table-cell">
      <style:table-cell-properties fo:background-color="#999999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="0.5pt solid #000000"/>
    </style:style>
    <style:style style:name="Table5" style:family="table">
      <style:table-properties style:width="10.9056in" table:align="margins"/>
    </style:style>
    <style:style style:name="Table5.A" style:family="table-column">
      <style:table-column-properties style:column-width="1.5417in" style:rel-column-width="9264*"/>
    </style:style>
    <style:style style:name="Table5.B" style:family="table-column">
      <style:table-column-properties style:column-width="3.9111in" style:rel-column-width="23503*"/>
    </style:style>
    <style:style style:name="Table5.C" style:family="table-column">
      <style:table-column-properties style:column-width="1.5264in" style:rel-column-width="9172*"/>
    </style:style>
    <style:style style:name="Table5.D" style:family="table-column">
      <style:table-column-properties style:column-width="3.9264in" style:rel-column-width="23596*"/>
    </style:style>
    <style:style style:name="Table5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Table5.B2" style:family="table-cell">
      <style:table-cell-properties fo:padding="0.0382in" fo:border="none"/>
    </style:style>
    <style:style style:name="Table5.D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D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D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D5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P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P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P4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5" style:family="paragraph" style:parent-style-name="Table_20_Contents">
      <style:paragraph-properties fo:text-align="start" style:justify-single-word="false"/>
      <style:text-properties officeooo:paragraph-rsid="00c6576f"/>
    </style:style>
    <style:style style:name="P6" style:family="paragraph" style:parent-style-name="Table_20_Contents">
      <style:paragraph-properties fo:text-align="start" style:justify-single-word="false"/>
      <style:text-properties officeooo:paragraph-rsid="0030cc87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6pt" fo:font-weight="bold" officeooo:rsid="00f7787c" officeooo:paragraph-rsid="00f7787c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6pt" style:font-size-asian="5.25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6pt" officeooo:paragraph-rsid="00e142ff" style:font-size-asian="5.25pt" style:font-size-complex="6pt"/>
    </style:style>
    <style:style style:name="P15" style:family="paragraph" style:parent-style-name="Table_20_Contents">
      <style:text-properties style:font-name="Arial1" fo:font-size="6pt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17" style:family="paragraph" style:parent-style-name="Table_20_Contents">
      <style:text-properties style:font-name="Arial1" fo:font-size="6pt" officeooo:rsid="00b03c4a" officeooo:paragraph-rsid="00b03c4a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6pt" officeooo:rsid="00ab4b07" officeooo:paragraph-rsid="00ab4b07" style:font-size-asian="5.25pt" style:font-size-complex="6pt"/>
    </style:style>
    <style:style style:name="P19" style:family="paragraph" style:parent-style-name="Table_20_Contents">
      <style:text-properties style:font-name="Arial1" fo:font-size="6pt" officeooo:paragraph-rsid="00e1343b" style:font-size-asian="5.25pt" style:font-size-complex="6pt"/>
    </style:style>
    <style:style style:name="P20" style:family="paragraph" style:parent-style-name="Table_20_Contents">
      <style:text-properties style:font-name="Arial1" fo:font-size="6pt" officeooo:rsid="00e142ff" officeooo:paragraph-rsid="00e142ff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6pt" officeooo:rsid="00ad4051" officeooo:paragraph-rsid="00ad4051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6pt" officeooo:rsid="0107aa71" officeooo:paragraph-rsid="0107aa71" style:font-size-asian="5.25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P29" style:family="paragraph" style:parent-style-name="Standard">
      <style:text-properties officeooo:paragraph-rsid="0084c91c"/>
    </style:style>
    <style:style style:name="P30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P31" style:family="paragraph" style:parent-style-name="Standard">
      <style:text-properties style:font-name="Trebuchet MS" officeooo:paragraph-rsid="0030cc87"/>
    </style:style>
    <style:style style:name="P32" style:family="paragraph" style:parent-style-name="Table_20_Contents">
      <style:paragraph-properties fo:text-align="start" style:justify-single-word="false"/>
      <style:text-properties officeooo:rsid="0004c6ee" officeooo:paragraph-rsid="0030cc87"/>
    </style:style>
    <style:style style:name="P33" style:family="paragraph" style:parent-style-name="Standard">
      <style:text-properties officeooo:paragraph-rsid="0030cc87"/>
    </style:style>
    <style:style style:name="P34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b30340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30340"/>
    </style:style>
    <style:style style:name="P36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4fb62"/>
    </style:style>
    <style:style style:name="P37" style:family="paragraph" style:parent-style-name="Standard">
      <style:text-properties style:font-name="Trebuchet MS2" fo:font-size="6pt" officeooo:rsid="004f558c" officeooo:paragraph-rsid="00a38227" style:font-size-asian="5.25pt" style:font-size-complex="6pt"/>
    </style:style>
    <style:style style:name="P38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142ff" style:font-size-asian="6pt" style:font-size-complex="6pt"/>
    </style:style>
    <style:style style:name="P39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131e8d5" style:font-size-asian="6pt" style:font-size-complex="6pt"/>
    </style:style>
    <style:style style:name="P40" style:family="paragraph" style:parent-style-name="Table_20_Contents">
      <style:paragraph-properties fo:margin-top="0in" fo:margin-bottom="0in" style:contextual-spacing="false"/>
      <style:text-properties officeooo:paragraph-rsid="00e2ba05"/>
    </style:style>
    <style:style style:name="T1" style:family="text">
      <style:text-properties style:font-name="Trebuchet MS1" fo:font-size="6pt" officeooo:rsid="00128e2d" style:font-size-asian="6pt" style:font-size-complex="6pt"/>
    </style:style>
    <style:style style:name="T2" style:family="text">
      <style:text-properties style:font-name="Trebuchet MS1" fo:font-size="6pt" officeooo:rsid="00139e04" style:font-size-asian="6pt" style:font-size-complex="6pt"/>
    </style:style>
    <style:style style:name="T3" style:family="text">
      <style:text-properties officeooo:rsid="011c2b78"/>
    </style:style>
    <style:style style:name="T4" style:family="text">
      <style:text-properties officeooo:rsid="01233be9"/>
    </style:style>
    <style:style style:name="T5" style:family="text">
      <style:text-properties officeooo:rsid="011c8c0b"/>
    </style:style>
    <style:style style:name="T6" style:family="text">
      <style:text-properties officeooo:rsid="01247b30"/>
    </style:style>
    <style:style style:name="T7" style:family="text">
      <style:text-properties style:font-name="Arial1" fo:font-size="6pt" style:font-size-asian="6pt" style:font-size-complex="6pt"/>
    </style:style>
    <style:style style:name="T8" style:family="text">
      <style:text-properties style:font-name="Arial1" fo:font-size="6pt" officeooo:rsid="00cfa7f6" style:font-size-asian="6pt" style:font-size-complex="6pt"/>
    </style:style>
    <style:style style:name="T9" style:family="text">
      <style:text-properties style:font-name="Arial1" fo:font-size="6pt" officeooo:rsid="00ad4051" style:font-size-asian="5.25pt" style:font-size-complex="6pt"/>
    </style:style>
    <style:style style:name="T10" style:family="text">
      <style:text-properties style:font-name="Arial" fo:font-size="6pt" officeooo:rsid="010c4e9a" style:font-size-asian="6pt" style:font-size-complex="6pt"/>
    </style:style>
    <style:style style:name="T11" style:family="text">
      <style:text-properties officeooo:rsid="00b9835b"/>
    </style:style>
    <style:style style:name="T12" style:family="text">
      <style:text-properties style:font-name="arial" fo:font-size="6pt" officeooo:rsid="00cfa7f6" style:font-size-asian="6pt" style:font-size-complex="6pt"/>
    </style:style>
    <style:style style:name="T13" style:family="text">
      <style:text-properties style:font-name="arial" fo:font-size="6pt" officeooo:rsid="00c6576f" style:font-size-asian="6pt" style:font-size-complex="6pt"/>
    </style:style>
    <style:style style:name="T14" style:family="text">
      <style:text-properties style:font-name="arial" fo:font-size="6pt" officeooo:rsid="00f7787c" style:font-size-asian="6pt" style:font-size-complex="6pt"/>
    </style:style>
    <style:style style:name="T15" style:family="text">
      <style:text-properties style:font-name="arial" fo:font-size="6pt" officeooo:rsid="00cb4e05" style:font-size-asian="6pt" style:font-size-complex="6pt"/>
    </style:style>
    <style:style style:name="T16" style:family="text">
      <style:text-properties style:font-name="arial" fo:font-size="6pt" officeooo:rsid="000880d5" style:font-size-asian="6pt" style:font-size-complex="6pt"/>
    </style:style>
    <style:style style:name="T17" style:family="text">
      <style:text-properties style:font-name="arial" fo:font-size="6pt" officeooo:rsid="009c2c39" style:font-size-asian="6pt" style:font-size-complex="6pt"/>
    </style:style>
    <style:style style:name="T18" style:family="text">
      <style:text-properties style:font-name="arial" fo:font-size="6pt" officeooo:rsid="009e41f1" style:font-size-asian="6pt" style:font-size-complex="6pt"/>
    </style:style>
    <style:style style:name="T19" style:family="text">
      <style:text-properties style:font-name="arial" fo:font-size="6pt" officeooo:rsid="00f22fb5" style:font-size-asian="6pt" style:font-size-complex="6pt"/>
    </style:style>
    <style:style style:name="T20" style:family="text">
      <style:text-properties style:font-name="arial" fo:font-size="6pt" officeooo:rsid="0131e8d5" style:font-size-asian="6pt" style:font-size-complex="6pt"/>
    </style:style>
    <style:style style:name="T21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22" style:family="text">
      <style:text-properties style:font-name="arial" fo:font-size="6pt" fo:font-weight="normal" officeooo:rsid="0057a729" style:font-size-asian="6pt" style:font-weight-asian="normal" style:font-size-complex="6pt" style:font-weight-complex="normal"/>
    </style:style>
    <style:style style:name="T23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24" style:family="text">
      <style:text-properties style:font-name="arial" fo:font-size="6pt" fo:font-weight="normal" officeooo:rsid="00f55ac2" style:font-size-asian="6pt" style:font-weight-asian="normal" style:font-size-complex="6pt" style:font-weight-complex="normal"/>
    </style:style>
    <style:style style:name="T25" style:family="text">
      <style:text-properties style:font-name="arial" fo:font-weight="normal" officeooo:rsid="00df5fc6" style:font-size-asian="6pt" style:font-weight-asian="normal" style:font-weight-complex="normal"/>
    </style:style>
    <style:style style:name="T26" style:family="text">
      <style:text-properties officeooo:rsid="00cb4e05"/>
    </style:style>
    <style:style style:name="T27" style:family="text">
      <style:text-properties officeooo:rsid="00f7787c"/>
    </style:style>
    <style:style style:name="T28" style:family="text">
      <style:text-properties style:font-name="Trebuchet MS2" fo:font-size="6pt" officeooo:rsid="00128e2d" style:font-size-asian="6pt" style:font-size-complex="6pt"/>
    </style:style>
    <style:style style:name="T29" style:family="text">
      <style:text-properties style:font-name="Trebuchet MS2" fo:font-size="6pt" officeooo:rsid="00139e04" style:font-size-asian="6pt" style:font-size-complex="6pt"/>
    </style:style>
    <style:style style:name="T30" style:family="text">
      <style:text-properties style:font-name="Trebuchet MS2" fo:font-size="6pt" officeooo:rsid="000880d5" style:font-size-asian="6pt" style:font-size-complex="6pt"/>
    </style:style>
    <style:style style:name="T31" style:family="text">
      <style:text-properties officeooo:rsid="010a50e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origin" text:name="py3o.obj.origin"/>
        <text:user-field-decl office:value-type="string" office:string-value="payment_terms" text:name="py3o.obj.payment_terms"/>
        <text:user-field-decl office:value-type="string" office:string-value="price_terms" text:name="py3o.obj.price_term"/>
        <text:user-field-decl office:value-type="string" office:string-value="payment_term" text:name="py3o.obj.payment_term_id.name"/>
        <text:user-field-decl office:value-type="string" office:string-value="document" text:name="py3o.obj.document_code"/>
        <text:user-field-decl office:value-type="string" office:string-value="company_name" text:name="py3o.obj.company_id.name"/>
        <text:user-field-decl office:value-type="string" office:string-value="company_city" text:name="py3o.obj.company_id.partner_id.city"/>
        <text:user-field-decl office:value-type="string" office:string-value="company_state" text:name="py3o.obj.company_id.partner_id.state_id.name"/>
        <text:user-field-decl office:value-type="string" office:string-value="company_street" text:name="py3o.obj.company_id.partner_id.street"/>
        <text:user-field-decl office:value-type="string" office:string-value="company_zip" text:name="py3o.obj.company_id.partner_id.zip"/>
        <text:user-field-decl office:value-type="string" office:string-value="mensa_id" text:name="py3o.obj.mensa_id"/>
        <text:user-field-decl office:value-type="string" office:string-value="company_contry" text:name="py3o.obj.company_id.partner_id.country_id.name"/>
        <text:user-field-decl office:value-type="string" office:string-value="customer_city" text:name="py3o.obj.partner_id.city"/>
        <text:user-field-decl office:value-type="string" office:string-value="partner_name" text:name="py3o.obj.partner_id.name"/>
        <text:user-field-decl office:value-type="string" office:string-value="partner_street" text:name="py3o.obj.partner_id.street"/>
        <text:user-field-decl office:value-type="string" office:string-value="partner_zip" text:name="py3o.obj.partner_id.zip"/>
        <text:user-field-decl office:value-type="string" office:string-value="partner_state" text:name="py3o.obj.partner_id.state_id.name"/>
        <text:user-field-decl office:value-type="string" office:string-value="fob" text:name="py3o.obj.fob"/>
        <text:user-field-decl office:value-type="string" office:string-value="partner_ref" text:name="py3o.obj.partner_ref"/>
        <text:user-field-decl office:value-type="string" office:string-value="currency" text:name="py3o.obj.currency_id.name"/>
        <text:user-field-decl office:value-type="string" office:string-value="no" text:name="py3o.index"/>
        <text:user-field-decl office:value-type="string" office:string-value="nama_barang" text:name="py3o.line.product_id.nam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name" text:name="py3o.line.name"/>
        <text:user-field-decl office:value-type="string" office:string-value="qty" text:name="py3o.line.product_qty"/>
        <text:user-field-decl office:value-type="string" office:string-value="amount_untaxed" text:name="py3o.obj.amount_untaxed"/>
        <text:user-field-decl office:value-type="string" office:string-value="tax" text:name="py3o.obj.amount_tax"/>
        <text:user-field-decl office:value-type="string" office:string-value="total" text:name="py3o.obj.amount_total"/>
        <text:user-field-decl office:value-type="string" office:string-value="notes" text:name="py3o.obj.notes"/>
        <text:user-field-decl office:value-type="string" office:string-value="disc" text:name="py3o.line.discount"/>
        <text:user-field-decl office:value-type="string" office:string-value="kode" text:name="py3o.line.product_id.default_code"/>
        <text:user-field-decl office:value-type="string" office:string-value="uom" text:name="py3o.line.product_uom.name"/>
        <text:user-field-decl office:value-type="string" office:string-value="note" text:name="py3o.line.note"/>
        <text:user-field-decl office:value-type="string" office:string-value="nomor pr harmoni" text:name="py3o.obj.nomor_pr_harmony"/>
        <text:user-field-decl office:value-type="string" office:string-value="approver" text:name="py3o.obj.approver_id"/>
        <text:user-field-decl office:value-type="string" office:string-value="approver" text:name="py3o.obj.approver_id.name"/>
        <text:user-field-decl office:value-type="string" office:string-value="partner_phone" text:name="py3o.obj.partner_id.phone"/>
        <text:user-field-decl office:value-type="string" office:string-value="prepared_by" text:name="py3o.obj.user_id.name"/>
        <text:user-field-decl office:value-type="string" office:string-value="contact_person" text:name="py3o.obj.contactperson_id.name"/>
        <text:user-field-decl office:value-type="string" office:string-value="requested_by" text:name="py3o.obj.requested_id.name"/>
        <text:user-field-decl office:value-type="string" office:string-value="received_by" text:name="py3o.obj.received_id.name"/>
        <text:user-field-decl office:value-type="string" office:string-value="discount" text:name="py3o.line.discount.name"/>
        <text:user-field-decl office:value-type="string" office:string-value="website" text:name="py3o.obj.partner_id.website"/>
        <text:user-field-decl office:value-type="string" office:string-value="size" text:name="py3o.line.size"/>
        <text:user-field-decl office:value-type="string" office:string-value="notes" text:name="py3o.o.notes"/>
        <text:user-field-decl office:value-type="string" office:string-value="uom_invoice" text:name="py3o.line.uom_invoice_id.name"/>
      </text:user-field-decls>
      <text:p text:style-name="P6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6"><text:a xlink:type="simple" xlink:href="py3o://with=%22lang=user.lang%20or%20'en_US'%22" text:style-name="Internet_20_link" text:visited-style-name="Visited_20_Internet_20_Link"><text:span text:style-name="T29">with="lang=user.lang or 'en_US'"</text:span></text:a></text:p>
      <text:p text:style-name="P32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VENDOR</text:p>
          </table:table-cell>
          <table:table-cell table:style-name="Table2.A1" office:value-type="string">
            <text:p text:style-name="P13"/>
          </table:table-cell>
          <table:table-cell table:style-name="Table2.C1" office:value-type="string">
            <text:p text:style-name="P10">DELIVERY TO</text:p>
          </table:table-cell>
        </table:table-row>
        <table:table-row>
          <table:table-cell table:style-name="Table2.A2" office:value-type="string">
            <text:p text:style-name="P13"><text:user-field-get text:name="py3o.obj.partner_id.name">partner_name</text:user-field-get></text:p>
          </table:table-cell>
          <table:table-cell table:style-name="Table2.B2" office:value-type="string">
            <text:p text:style-name="P18">COMPANY NAME</text:p>
          </table:table-cell>
          <table:table-cell table:style-name="Table2.C2" office:value-type="string">
            <text:p text:style-name="P18">PT. KOKAI INDO ABADI</text:p>
          </table:table-cell>
        </table:table-row>
        <table:table-row>
          <table:table-cell table:style-name="Table2.A2" office:value-type="string">
            <text:p text:style-name="P13"><text:user-field-get text:name="py3o.obj.contactperson_id.name">contact_person</text:user-field-get></text:p>
          </table:table-cell>
          <table:table-cell table:style-name="Table2.B3" office:value-type="string">
            <text:p text:style-name="P18">CONTACT PERSON</text:p>
          </table:table-cell>
          <table:table-cell table:style-name="Table2.C3" office:value-type="string">
            <text:p text:style-name="P13"><text:user-field-get text:name="py3o.obj.received_id.name">received_by</text:user-field-get></text:p>
          </table:table-cell>
        </table:table-row>
        <table:table-row>
          <table:table-cell table:style-name="Table2.A2" office:value-type="string">
            <text:p text:style-name="P13"><text:user-field-get text:name="py3o.obj.partner_id.street">partner_street</text:user-field-get><text:s/><text:user-field-get text:name="py3o.obj.partner_id.city">customer_city</text:user-field-get><text:s/><text:user-field-get text:name="py3o.obj.partner_id.state_id.name">partner_state</text:user-field-get><text:s/><text:user-field-get text:name="py3o.obj.partner_id.zip">partner_zip</text:user-field-get><text:s/><text:user-field-get text:name="py3o.obj.partner_id.website">website</text:user-field-get></text:p>
          </table:table-cell>
          <table:table-cell table:style-name="Table2.B4" office:value-type="string">
            <text:p text:style-name="P18">ADDRESS</text:p>
          </table:table-cell>
          <table:table-cell table:style-name="Table2.C4" office:value-type="string">
            <text:p text:style-name="P13">Jalan Pembangunan 2 No. 37, Batuceper, Kota Tangerang, Banten 15121</text:p>
          </table:table-cell>
        </table:table-row>
        <table:table-row>
          <table:table-cell table:style-name="Table2.A2" office:value-type="string">
            <text:p text:style-name="P13"><text:user-field-get text:name="py3o.obj.partner_id.phone">partner_phone</text:user-field-get></text:p>
          </table:table-cell>
          <table:table-cell table:style-name="Table2.B5" office:value-type="string">
            <text:p text:style-name="P18">PHONE NUMBER</text:p>
          </table:table-cell>
          <table:table-cell table:style-name="Table2.C5" office:value-type="string">
            <text:p text:style-name="P13">0215518181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6" office:value-type="string">
            <text:p text:style-name="P18">FAX NUMBER</text:p>
          </table:table-cell>
          <table:table-cell table:style-name="Table2.C6" office:value-type="string">
            <text:p text:style-name="P13">0215517557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18">NO.</text:p>
          </table:table-cell>
          <table:table-cell table:style-name="Table3.A1" office:value-type="string">
            <text:p text:style-name="P18">ITEM NAME</text:p>
          </table:table-cell>
          <table:table-cell table:style-name="Table3.A1" office:value-type="string">
            <text:p text:style-name="P18">SIZE</text:p>
          </table:table-cell>
          <table:table-cell table:style-name="Table3.A1" office:value-type="string">
            <text:p text:style-name="P18">SPECIFICATION</text:p>
          </table:table-cell>
          <table:table-cell table:style-name="Table3.A1" office:value-type="string">
            <text:p text:style-name="P18">QTY</text:p>
          </table:table-cell>
          <table:table-cell table:style-name="Table3.A1" office:value-type="string">
            <text:p text:style-name="P18">UOM</text:p>
          </table:table-cell>
          <table:table-cell table:style-name="Table3.A1" office:value-type="string">
            <text:p text:style-name="P18">UNIT PRICE</text:p>
          </table:table-cell>
          <table:table-cell table:style-name="Table3.H1" office:value-type="string">
            <text:p text:style-name="P18">SUBTOTAL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Table_20_Contents"><text:a xlink:type="simple" xlink:href="py3o://for=%22index,%20line%20in%20enumerate(obj.order_line,%20start=1)%22" text:style-name="Internet_20_link" text:visited-style-name="Visited_20_Internet_20_Link"><text:span text:style-name="T9">for="index, line in enumerate(obj.order_line, start=1)"</text:span></text:a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  <table:table-cell table:style-name="Table3.E2" office:value-type="string">
            <text:p text:style-name="P15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5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1"><text:user-field-get text:name="py3o.index">no</text:user-field-get></text:p>
          </table:table-cell>
          <table:table-cell table:style-name="Table3.B3" office:value-type="string">
            <text:p text:style-name="P15"><text:user-field-get text:name="py3o.line.product_id.name">nama_barang</text:user-field-get></text:p>
          </table:table-cell>
          <table:table-cell table:style-name="Table3.C3" office:value-type="string">
            <text:p text:style-name="P13"><text:user-field-get text:name="py3o.line.size">size</text:user-field-get></text:p>
          </table:table-cell>
          <table:table-cell table:style-name="Table3.D3" office:value-type="string">
            <text:p text:style-name="P15"><text:user-field-get text:name="py3o.line.name">name</text:user-field-get></text:p>
          </table:table-cell>
          <table:table-cell table:style-name="Table3.E3" office:value-type="string">
            <text:p text:style-name="P13"><text:user-field-get text:name="py3o.line.product_qty">qty</text:user-field-get></text:p>
          </table:table-cell>
          <table:table-cell table:style-name="Table3.F3" office:value-type="string">
            <text:p text:style-name="P13"><text:user-field-get text:name="py3o.line.product_uom.name">uom</text:user-field-get></text:p>
          </table:table-cell>
          <table:table-cell table:style-name="Table3.G3" office:value-type="string">
            <text:p text:style-name="P34"><text:span text:style-name="T17"><text:s/></text:span><text:a xlink:type="simple" xlink:href="py3o://function=%22obj.currency_format(line.price_unit)%22" text:style-name="Internet_20_link" text:visited-style-name="Visited_20_Internet_20_Link"><text:span text:style-name="T18">function="obj.currency_format(line.price_unit)"</text:span></text:a></text:p>
          </table:table-cell>
          <table:table-cell table:style-name="Table3.H3" office:value-type="string">
            <text:p text:style-name="P34"><text:span text:style-name="T17"><text:s/></text:span><text:a xlink:type="simple" xlink:href="py3o://function=%22obj.currency_format(line.price_unit*line.product_qty)%22" text:style-name="Internet_20_link" text:visited-style-name="Visited_20_Internet_20_Link"><text:span text:style-name="T19">function="obj.currency_format(line.price_unit*line.product_qty)"</text:span></text:a></text:p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38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>
          <table:table-cell table:style-name="Table3.A5" table:number-columns-spanned="6" office:value-type="string">
            <text:p text:style-name="P16">NO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SUBTOTAL</text:p>
          </table:table-cell>
          <table:table-cell table:style-name="Table3.H5" office:value-type="string">
            <text:p text:style-name="P35"><text:span text:style-name="T21"><text:s/></text:span><text:a xlink:type="simple" xlink:href="py3o://function=%22obj.currency_format(obj.amount_untaxed+obj._amount_discount())%22" text:style-name="Internet_20_link" text:visited-style-name="Visited_20_Internet_20_Link"><text:span text:style-name="T24">function="obj.currency_format(obj.amount_untaxed+obj._amount_discount())"</text:span></text:a></text:p>
          </table:table-cell>
        </table:table-row>
        <table:table-row>
          <table:table-cell table:style-name="Table3.A6" table:number-rows-spanned="3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0"><text:a xlink:type="simple" xlink:href="py3o://for=%22line%20in%20obj.py3o_get_note()%22" text:style-name="Internet_20_link" text:visited-style-name="Visited_20_Internet_20_Link"><text:span text:style-name="T20">for="line in obj.py3o_get_note()"</text:span></text:a></text:p>
                </table:table-cell>
              </table:table-row>
              <table:table-row>
                <table:table-cell table:style-name="Table6.A1" office:value-type="string">
                  <text:p text:style-name="P39">${line.name}</text:p>
                </table:table-cell>
              </table:table-row>
              <table:table-row>
                <table:table-cell table:style-name="Table6.A1" office:value-type="string">
                  <text:p text:style-name="P40"><text:a xlink:type="simple" xlink:href="py3o:///for" text:style-name="Internet_20_link" text:visited-style-name="Visited_20_Internet_20_Link"><text:span text:style-name="T20">/for</text:span></text:a>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20">DISCOUNT</text:p>
          </table:table-cell>
          <table:table-cell table:style-name="Table3.H6" office:value-type="string">
            <text:p text:style-name="P14"><text:a xlink:type="simple" xlink:href="py3o://function=%22obj.currency_format(obj._amount_discount())%22" text:style-name="Internet_20_link" text:visited-style-name="Visited_20_Internet_20_Link"><text:span text:style-name="T25">function="obj.currency_format(obj._amount_discount())"</text:span></text:a></text:p>
          </table:table-cell>
        </table:table-row>
        <table:table-row>
          <table:covered-table-cell table:style-name="Table3.A7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PPN</text:p>
          </table:table-cell>
          <table:table-cell table:style-name="Table3.H7" office:value-type="string">
            <text:p text:style-name="P36"><text:span text:style-name="T21"><text:s/></text:span><text:a xlink:type="simple" xlink:href="py3o://function=%22obj.currency_format(obj.amount_tax)%22" text:style-name="Internet_20_link" text:visited-style-name="Visited_20_Internet_20_Link"><text:span text:style-name="T23">function="obj.currency_format(obj.amount_tax)"</text:span></text:a></text:p>
          </table:table-cell>
        </table:table-row>
        <table:table-row>
          <table:covered-table-cell table:style-name="Table3.A8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TOTAL</text:p>
          </table:table-cell>
          <table:table-cell table:style-name="Table3.H8" office:value-type="string">
            <text:p text:style-name="P35"><text:span text:style-name="T21"><text:s/></text:span><text:a xlink:type="simple" xlink:href="py3o://function=%22obj.currency_format(obj.amount_total)%22" text:style-name="Internet_20_link" text:visited-style-name="Visited_20_Internet_20_Link"><text:span text:style-name="T22">function="obj.currency_format(obj.amount_total)"</text:span></text:a>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6">ADDITIONAL COMMERCIAL AND TECHNICAL TERMS</text:p>
          </table:table-cell>
          <table:covered-table-cell/>
        </table:table-row>
        <table:table-row>
          <table:table-cell table:style-name="Table4.A2" office:value-type="string">
            <text:p text:style-name="P16">1</text:p>
          </table:table-cell>
          <table:table-cell table:style-name="Table4.B2" office:value-type="string">
            <text:p text:style-name="P19">According to WI-001/R<text:span text:style-name="T31">4</text:span> [Material Requirements Specification] and the products drawing acceptance.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3" office:value-type="string">
            <text:p text:style-name="P15">Deviations from the original inquiry are marked in red color (if any).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4" office:value-type="string">
            <text:p text:style-name="P15">The size of the non standards and standards parts according to the regulations of the drawing and technical requirements for manufacturing.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5" office:value-type="string">
            <text:p text:style-name="P15">Painting : as per manufacturer standard.</text:p>
          </table:table-cell>
        </table:table-row>
        <table:table-row>
          <table:table-cell table:style-name="Table4.A6" office:value-type="string">
            <text:p text:style-name="P16">5</text:p>
          </table:table-cell>
          <table:table-cell table:style-name="Table4.B6" office:value-type="string">
            <text:p text:style-name="P15">NDE cost such as X-Ray, MT, UT, etc are NOT included in the quotation.</text:p>
          </table:table-cell>
        </table:table-row>
        <text:soft-page-break/>
        <table:table-row>
          <table:table-cell table:style-name="Table4.A2" office:value-type="string">
            <text:p text:style-name="P22">6</text:p>
          </table:table-cell>
          <table:table-cell table:style-name="Table4.B7" office:value-type="string">
            <text:p text:style-name="P15">Document: Please provide Mill Certificate (MTC), heat treatment report, fugitive emission report before goods delivery.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B8" office:value-type="string">
            <text:p text:style-name="P15">Please enter the batch number on spare part material.</text:p>
          </table:table-cell>
        </table:table-row>
        <table:table-row>
          <table:table-cell table:style-name="Table4.A9" office:value-type="string">
            <text:p text:style-name="P22">8</text:p>
          </table:table-cell>
          <table:table-cell table:style-name="Table4.B9" office:value-type="string">
            <text:p text:style-name="P15">If the goods are delivered damaged, leakage at the time of testing, please provide replacement.</text:p>
          </table:table-cell>
        </table:table-row>
        <table:table-row>
          <table:table-cell table:style-name="Table4.A10" office:value-type="string">
            <text:p text:style-name="P22">9</text:p>
          </table:table-cell>
          <table:table-cell table:style-name="Table4.B10" office:value-type="string">
            <text:p text:style-name="P15">All items purchased along with documents provided must be traceable.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PREPARED BY</text:p>
          </table:table-cell>
          <table:table-cell table:style-name="Table5.B1" office:value-type="string">
            <text:p text:style-name="P15"><text:user-field-get text:name="py3o.obj.user_id.name">prepared_by</text:user-field-get></text:p>
          </table:table-cell>
          <table:table-cell table:style-name="Table5.A1" office:value-type="string">
            <text:p text:style-name="P16">APPROVED BY</text:p>
          </table:table-cell>
          <table:table-cell table:style-name="Table5.D1" office:value-type="string">
            <text:p text:style-name="P15"><text:user-field-get text:name="py3o.obj.approver_id.name">approver</text:user-field-get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table:number-rows-spanned="4" office:value-type="string">
            <text:p text:style-name="P15"><draw:frame draw:style-name="fr1" draw:name="py3o.image(obj.qrcode_prepared_by, 'png', height='2.4cm', isb64=True)" text:anchor-type="paragraph" svg:x="0.0189in" svg:y="0.0465in" svg:width="0.6437in" draw:z-index="2"><draw:text-box fo:min-height="0.5409in"><text:p text:style-name="Frame_20_contents"/></draw:text-box></draw:frame></text:p>
          </table:table-cell>
          <table:table-cell table:style-name="Table5.A2" office:value-type="string">
            <text:p text:style-name="P16"/>
          </table:table-cell>
          <table:table-cell table:style-name="Table5.D2" table:number-rows-spanned="4" office:value-type="string">
            <text:p text:style-name="P15"><draw:frame draw:style-name="fr1" draw:name="py3o.image(obj.qrcode_approved_by, 'png', height='2.4cm', isb64=True)" text:anchor-type="paragraph" svg:x="0.0189in" svg:y="0.0465in" svg:width="0.6437in" draw:z-index="3"><draw:text-box fo:min-height="0.5409in"><text:p text:style-name="Frame_20_contents"/></draw:text-box></draw:frame></text:p>
          </table:table-cell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  <table:table-row>
          <table:table-cell table:style-name="Table5.A2" office:value-type="string">
            <text:p text:style-name="P16"/>
          </table:table-cell>
          <table:covered-table-cell table:style-name="Table5.B2"/>
          <table:table-cell table:style-name="Table5.A2" office:value-type="string">
            <text:p text:style-name="P16"/>
          </table:table-cell>
          <table:covered-table-cell table:style-name="Table5.D2"/>
        </table:table-row>
      </table:table>
      <text:p text:style-name="P37"/>
      <text:p text:style-name="P33"><text:a xlink:type="simple" xlink:href="py3o:///with" text:style-name="Internet_20_link" text:visited-style-name="Visited_20_Internet_20_Link"><text:span text:style-name="T30">/with</text:span></text:a></text:p>
      <text:p text:style-name="P33"><text:a xlink:type="simple" xlink:href="py3o:///with" text:style-name="Internet_20_link" text:visited-style-name="Visited_20_Internet_20_Link"><text:span text:style-name="T30">/with</text:span></text:a></text:p>
      <text:p text:style-name="P31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042in" style:rel-column-width="6635*"/>
    </style:style>
    <style:style style:name="Table1.B" style:family="table-column">
      <style:table-column-properties style:column-width="0.875in" style:rel-column-width="5258*"/>
    </style:style>
    <style:style style:name="Table1.C" style:family="table-column">
      <style:table-column-properties style:column-width="2.5625in" style:rel-column-width="15398*"/>
    </style:style>
    <style:style style:name="Table1.D" style:family="table-column">
      <style:table-column-properties style:column-width="1.25in" style:rel-column-width="7511*"/>
    </style:style>
    <style:style style:name="Table1.E" style:family="table-column">
      <style:table-column-properties style:column-width="2.6875in" style:rel-column-width="16150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21in" style:rel-column-width="7823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none" fo:border-right="0.5pt solid #000000" fo:border-top="0.5pt solid #000000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MP1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16" style:family="paragraph" style:parent-style-name="Table_20_Contents">
      <style:paragraph-properties fo:text-align="start" style:justify-single-word="false"/>
      <style:text-properties officeooo:paragraph-rsid="00c6576f"/>
    </style:style>
    <style:style style:name="MP17" style:family="paragraph" style:parent-style-name="Standard">
      <style:text-properties officeooo:paragraph-rsid="0084c91c"/>
    </style:style>
    <style:style style:name="MP18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MT1" style:family="text">
      <style:text-properties style:font-name="Trebuchet MS1" fo:font-size="6pt" officeooo:rsid="00128e2d" style:font-size-asian="6pt" style:font-size-complex="6pt"/>
    </style:style>
    <style:style style:name="MT2" style:family="text">
      <style:text-properties style:font-name="Trebuchet MS1" fo:font-size="6pt" officeooo:rsid="00139e04" style:font-size-asian="6pt" style:font-size-complex="6pt"/>
    </style:style>
    <style:style style:name="MT3" style:family="text">
      <style:text-properties officeooo:rsid="011c2b78"/>
    </style:style>
    <style:style style:name="MT4" style:family="text">
      <style:text-properties officeooo:rsid="01233be9"/>
    </style:style>
    <style:style style:name="MT5" style:family="text">
      <style:text-properties officeooo:rsid="011c8c0b"/>
    </style:style>
    <style:style style:name="MT6" style:family="text">
      <style:text-properties officeooo:rsid="01247b30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style:font-name="Arial" fo:font-size="6pt" officeooo:rsid="010c4e9a" style:font-size-asian="6pt" style:font-size-complex="6pt"/>
    </style:style>
    <style:style style:name="MT9" style:family="text">
      <style:text-properties officeooo:rsid="00b9835b"/>
    </style:style>
    <style:style style:name="MT10" style:family="text">
      <style:text-properties style:font-name="arial" fo:font-size="6pt" officeooo:rsid="00cfa7f6" style:font-size-asian="6pt" style:font-size-complex="6pt"/>
    </style:style>
    <style:style style:name="MT11" style:family="text">
      <style:text-properties officeooo:rsid="00cb4e05"/>
    </style:style>
    <style:style style:name="MT12" style:family="text">
      <style:text-properties officeooo:rsid="00f7787c"/>
    </style:style>
    <style:style style:name="MT13" style:family="text">
      <style:text-properties style:font-name="Arial1" fo:font-size="6pt" officeooo:rsid="00cfa7f6" style:font-size-asian="6pt" style:font-size-complex="6pt"/>
    </style:style>
    <style:style style:name="MT14" style:family="text">
      <style:text-properties style:font-name="arial" fo:font-size="6pt" officeooo:rsid="00c6576f" style:font-size-asian="6pt" style:font-size-complex="6pt"/>
    </style:style>
    <style:style style:name="MT15" style:family="text">
      <style:text-properties style:font-name="arial" fo:font-size="6pt" officeooo:rsid="00f7787c" style:font-size-asian="6pt" style:font-size-complex="6pt"/>
    </style:style>
    <style:style style:name="MT16" style:family="text">
      <style:text-properties style:font-name="arial" fo:font-size="6pt" officeooo:rsid="00cb4e05" style:font-size-asian="6pt" style:font-size-complex="6pt"/>
    </style:style>
    <style:style style:name="MT17" style:family="text">
      <style:text-properties style:font-name="arial" fo:font-size="6pt" officeooo:rsid="000880d5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.name"/>
          <text:user-field-decl office:value-type="string" office:string-value="origin" text:name="py3o.obj.origin"/>
          <text:user-field-decl office:value-type="string" office:string-value="payment_terms" text:name="py3o.obj.payment_terms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1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4" office:value-type="string">
              <text:p text:style-name="MP2"><draw:frame draw:style-name="Mfr1" draw:name="Image1" text:anchor-type="char" svg:x="0.0256in" svg:y="0.1457in" svg:width="0.9972in" svg:height="0.9701in" draw:z-index="1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3"/>
              <text:p text:style-name="MP4">PT. KOKAI INDO ABADI</text:p>
              <text:p text:style-name="MP5"><text:span text:style-name="MT3">Office : </text:span>Jln Pangeran Jayakarta 141 Blok D/16, Mangga Dua Selatan - Jakarta Pusat 10730, Phone: <text:span text:style-name="MT4">(0</text:span><text:span text:style-name="MT3">21</text:span><text:span text:style-name="MT4">) </text:span>6018181</text:p>
              <text:p text:style-name="MP6">Plant <text:s/>: Jln Pembangunan 2 No. 37 Batusari, Batuceper – Kota Tangerang 1512<text:span text:style-name="MT5">1</text:span>, Phone: <text:span text:style-name="MT4">(0</text:span>21<text:span text:style-name="MT4">) 551818</text:span><text:span text:style-name="MT6">1</text:span></text:p>
            </table:table-cell>
            <table:covered-table-cell/>
            <table:covered-table-cell/>
            <table:covered-table-cell/>
            <table:table-cell table:style-name="Table1.F1" table:number-rows-spanned="2" table:number-columns-spanned="2" office:value-type="string">
              <text:p text:style-name="MP7"/>
              <text:p text:style-name="MP8"/>
              <text:p text:style-name="MP7"/>
              <text:p text:style-name="MP9">PURCHASE ORDER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MOR PO</text:p>
            </table:table-cell>
            <table:table-cell table:style-name="Table1.B2" office:value-type="string">
              <text:p text:style-name="MP2">: <text:user-field-get text:name="py3o.obj.name">name</text:user-field-get></text:p>
            </table:table-cell>
            <table:table-cell table:style-name="Table1.B2" office:value-type="string">
              <text:p text:style-name="MP11">PURCHASE REQUEST NO</text:p>
            </table:table-cell>
            <table:table-cell table:style-name="Table1.B2" office:value-type="string">
              <text:p text:style-name="MP2">: <text:user-field-get text:name="py3o.obj.origin">origin</text:user-field-get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PRICE TERM</text:p>
            </table:table-cell>
            <table:table-cell table:style-name="Table1.B2" office:value-type="string">
              <text:p text:style-name="MP12"><text:span text:style-name="MT7">: </text:span><text:a xlink:type="simple" xlink:href="py3o://function=%22obj._get_string_price_term()%22" text:style-name="Internet_20_link" text:visited-style-name="Visited_20_Internet_20_Link"><text:span text:style-name="MT8">function="obj._get_string_price_term()"</text:span></text:a></text:p>
            </table:table-cell>
            <table:table-cell table:style-name="Table1.B2" office:value-type="string">
              <text:p text:style-name="MP11">P<text:span text:style-name="MT9">URCHASE ORDER</text:span> DATE</text:p>
            </table:table-cell>
            <table:table-cell table:style-name="Table1.B2" office:value-type="string">
              <text:p text:style-name="MP13"><text:span text:style-name="MT7">: </text:span><text:a xlink:type="simple" xlink:href="py3o://function=%22format_datetime(obj.create_date,%20format='dd-MMM-YYYY')%20if%20obj.create_date%20else%20''%22" text:style-name="Internet_20_link" text:visited-style-name="Visited_20_Internet_20_Link"><text:span text:style-name="MT10">function="format_datetime(obj.create_date, format='dd-MMM-YYYY') if obj.create_date else ''"</text:span></text:a></text:p>
            </table:table-cell>
            <table:table-cell table:style-name="Table1.A1" office:value-type="string">
              <text:p text:style-name="MP14">DOCUMENT CODE</text:p>
            </table:table-cell>
            <table:table-cell table:style-name="Table1.G3" office:value-type="string">
              <text:p text:style-name="MP14">: <text:span text:style-name="MT11">QR-023/Rev.</text:span><text:span text:style-name="MT12">5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0">PAYMENT TERM</text:p>
            </table:table-cell>
            <table:table-cell table:style-name="Table1.B2" office:value-type="string">
              <text:p text:style-name="MP2">: <text:user-field-get text:name="py3o.obj.payment_terms">payment_terms</text:user-field-get></text:p>
            </table:table-cell>
            <table:table-cell table:style-name="Table1.B2" office:value-type="string">
              <text:p text:style-name="MP11">DUE DATE</text:p>
            </table:table-cell>
            <table:table-cell table:style-name="Table1.B2" office:value-type="string">
              <text:p text:style-name="MP15"><text:span text:style-name="MT7">: </text:span><text:a xlink:type="simple" xlink:href="py3o://function=%22format_datetime(obj.date_order,%20format='dd-MMM-YYYY')%20if%20obj.date_order%20else%20''%22" text:style-name="Internet_20_link" text:visited-style-name="Visited_20_Internet_20_Link"><text:span text:style-name="MT13">function="format_datetime(obj.date_order, format='dd-MMM-YYYY') if obj.date_order else ''"</text:span></text:a></text:p>
            </table:table-cell>
            <table:table-cell table:style-name="Table1.B2" office:value-type="string">
              <text:p text:style-name="MP11">EFFECTIVE DATE</text:p>
            </table:table-cell>
            <table:table-cell table:style-name="Table1.G4" office:value-type="string">
              <text:p text:style-name="MP16"><text:span text:style-name="MT14">: </text:span><text:span text:style-name="MT15">1</text:span><text:span text:style-name="MT16"> Desember 202</text:span><text:span text:style-name="MT15">3</text:span></text:p>
            </table:table-cell>
          </table:table-row>
        </table:table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8"><text:a xlink:type="simple" xlink:href="py3o:///for" text:style-name="Internet_20_link" text:visited-style-name="Visited_20_Internet_20_Link"><text:span text:style-name="MT17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9-12T14:10:33.914863368</dc:date>
    <meta:editing-duration>PT21H21M52S</meta:editing-duration>
    <meta:editing-cycles>238</meta:editing-cycles>
    <meta:document-statistic meta:table-count="6" meta:image-count="1" meta:object-count="0" meta:page-count="2" meta:paragraph-count="101" meta:word-count="313" meta:character-count="2521" meta:non-whitespace-character-count="2302"/>
  </office:meta>
</office:document-meta>
</file>